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Var.signal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Var.awa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dVar.sig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Var.awaitUntil( Date dead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dVar.awaitUninterruptibl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dVar.await( long timeout , TimeUnit un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dVar.CondVar( LockInfo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